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paragraph-rsid="00205065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21ac20" officeooo:paragraph-rsid="0021ac20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c9211e" officeooo:rsid="0021ac20" officeooo:paragraph-rsid="0021ac20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c9211e" officeooo:rsid="0021cce1" officeooo:paragraph-rsid="0021cce1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use-window-font-color="true" officeooo:rsid="0021cce1" officeooo:paragraph-rsid="0021cce1"/>
    </style:style>
    <style:style style:name="T1" style:family="text">
      <style:text-properties officeooo:rsid="001f53a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6.2.1.7</text:p>
      <text:p text:style-name="P4"/>
      <text:p text:style-name="P3"><text:span text:style-name="T1">Pour s1, s2 et s3</text:span></text:p>
      <text:p text:style-name="P1"/>
      <text:p text:style-name="P1">S1&gt;en</text:p>
      <text:p text:style-name="P1">S1#conf t</text:p>
      <text:p text:style-name="P1">S1(config)#vlan 10</text:p>
      <text:p text:style-name="P1">S1(config-vlan)#name Faculty/Staff</text:p>
      <text:p text:style-name="P1">S1(config-vlan)#vlan 20</text:p>
      <text:p text:style-name="P1">S1(config-vlan)#name Students</text:p>
      <text:p text:style-name="P1">S1(config-vlan)#vlan 30</text:p>
      <text:p text:style-name="P1">S1(config-vlan)#name Guest(Default)</text:p>
      <text:p text:style-name="P1">S1(config-vlan)#vlan 99</text:p>
      <text:p text:style-name="P1">S1(config-vlan)#name Management&amp;Native</text:p>
      <text:p text:style-name="P1">S1(config-vlan)#vlan 150</text:p>
      <text:p text:style-name="P1">S1(config-vlan)#name VOICE</text:p>
      <text:p text:style-name="P1">S1(config)#end</text:p>
      <text:p text:style-name="P1">S1#en </text:p>
      <text:p text:style-name="P1">S1#show vlan brief</text:p>
      <text:p text:style-name="P1"/>
      <text:p text:style-name="P1">S1(config)#interface g0/1</text:p>
      <text:p text:style-name="P1">S1(config-if)#switchport mode trunk</text:p>
      <text:p text:style-name="P1">S1(config-if)#interface g0/2</text:p>
      <text:p text:style-name="P1">S1(config-if)#switchport mode trunk</text:p>
      <text:p text:style-name="P1"/>
      <text:p text:style-name="P2">S2(config)#interface fa0/11</text:p>
      <text:p text:style-name="P2">S2(config-if)#switchport mode access</text:p>
      <text:p text:style-name="P2">S2(config-if)#switchport access vlan 10</text:p>
      <text:p text:style-name="P2">S2(config-if)#interface fa0/18</text:p>
      <text:p text:style-name="P1">S2(config-if)#switchport mode access</text:p>
      <text:p text:style-name="P1">S2(config-if)#switchport access vlan 20</text:p>
      <text:p text:style-name="P2">S2(config-if)#interface fa0/6</text:p>
      <text:p text:style-name="P1">S2(config-if)#switchport mode access</text:p>
      <text:p text:style-name="P1">S2(config-if)#switchport access vlan 30</text:p>
      <text:p text:style-name="P2"/>
      <text:p text:style-name="P4">6.2.2.4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6.3.3.6</text:p>
      <text:p text:style-name="P5"/>
      <text:p text:style-name="P6">S1&gt;en</text:p>
      <text:p text:style-name="P1">S1#conf t</text:p>
      <text:p text:style-name="P1">Enter configuration commands, one per line. End with CNTL/Z.</text:p>
      <text:p text:style-name="P1">S1(config)#vlan 10</text:p>
      <text:p text:style-name="P1">S1(config-vlan)#name vlandix</text:p>
      <text:p text:style-name="P1">S1(config-vlan)#vlan 30</text:p>
      <text:p text:style-name="P1">S1(config-vlan)#name vlantrente</text:p>
      <text:p text:style-name="P1">S1(config-vlan)#int fa0/11</text:p>
      <text:p text:style-name="P1">S1(config-if)#switchport mode access</text:p>
      <text:p text:style-name="P1">S1(config-if)#switchport access vlan 10</text:p>
      <text:p text:style-name="P1">S1(config-if)#int fa0/6</text:p>
      <text:p text:style-name="P1">S1(config-if)#switchport mode access</text:p>
      <text:p text:style-name="P1">S1(config-if)#switchport access vlan 30</text:p>
      <text:p text:style-name="P1">S1(config-if)#int g0/1</text:p>
      <text:p text:style-name="P1">S1(config-if)#switchport mode trunk</text:p>
      <text:p text:style-name="P1">S1(config-if)#end</text:p>
      <text:p text:style-name="P5"/>
      <text:p text:style-name="P5"/>
      <text:p text:style-name="P6">R1&gt;en</text:p>
      <text:p text:style-name="P1">R1#conf t</text:p>
      <text:p text:style-name="P1">Enter configuration commands, one per line. End with CNTL/Z.</text:p>
      <text:p text:style-name="P1">R1(config)#int g0/0.10</text:p>
      <text:p text:style-name="P1">R1(config-subif)#encapsulation dot1q 10</text:p>
      <text:p text:style-name="P1">R1(config-subif)#ip address 172.17.10.1 255.255.255.0</text:p>
      <text:p text:style-name="P1">R1(config-subif)#int g0/0.30</text:p>
      <text:p text:style-name="P1">R1(config-subif)#encapsulation dot1q 30</text:p>
      <text:p text:style-name="P1">R1(config-subif)#ip address 172.17.30.1 255.255.255.0</text:p>
      <text:p text:style-name="P1">R1(config-subif)#exit</text:p>
      <text:p text:style-name="P1">R1(config)#int g0/0</text:p>
      <text:p text:style-name="P1">R1(config-if)#no shut</text:p>
      <text:p text:style-name="P6"/>
      <text:p text:style-name="P5"/>
      <text:p text:style-name="P5"/>
      <text:p text:style-name="P2"/>
      <text:p text:style-name="P1"/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3T09:26:42.876835874</meta:creation-date>
    <dc:date>2020-03-13T12:00:07.634097170</dc:date>
    <meta:editing-duration>PT52M3S</meta:editing-duration>
    <meta:editing-cycles>1</meta:editing-cycles>
    <meta:document-statistic meta:table-count="0" meta:image-count="0" meta:object-count="0" meta:page-count="2" meta:paragraph-count="60" meta:word-count="152" meta:character-count="1613" meta:non-whitespace-character-count="1520"/>
    <meta:generator>LibreOffice/6.2.6.2$Linux_X86_64 LibreOffice_project/20$Build-2</meta:generator>
  </office:meta>
</office:document-meta>
</file>